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6.735cm"/>
      <style:paragraph-properties style:writing-mode="lr-tb"/>
    </style:style>
    <style:style style:name="gr4" style:family="graphic" style:parent-style-name="objectwithoutfill">
      <style:graphic-properties draw:marker-end="Arrow_20_short" draw:fill="none" draw:textarea-vertical-align="middl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>
        <office:forms form:automatic-focus="false" form:apply-design-mode="false"/>
        <draw:frame draw:style-name="gr2" draw:text-style-name="P2" draw:layer="layout" svg:width="3.175cm" svg:height="0.962cm" svg:x="12.125cm" svg:y="9.825cm">
          <draw:text-box>
            <text:p><text:s text:c="3"/>VCO</text:p>
          </draw:text-box>
        </draw:frame>
        <draw:frame draw:style-name="gr2" draw:text-style-name="P2" draw:layer="layout" svg:width="4.445cm" svg:height="0.962cm" svg:x="5.14cm" svg:y="6.75cm">
          <draw:text-box>
            <text:p>KEYBOARD</text:p>
          </draw:text-box>
        </draw:frame>
        <draw:frame draw:style-name="gr2" draw:text-style-name="P2" draw:layer="layout" svg:width="3.175cm" svg:height="0.962cm" svg:x="12.125cm" svg:y="6.958cm">
          <draw:text-box>
            <text:p>MIDI-CV</text:p>
          </draw:text-box>
        </draw:frame>
        <draw:frame draw:style-name="gr3" draw:text-style-name="P2" draw:layer="layout" svg:width="2.54cm" svg:height="6.985cm" svg:x="17.84cm" svg:y="4.11cm">
          <draw:text-box>
            <text:p/>
            <text:p/>
            <text:p/>
            <text:p/>
            <text:p><text:s text:c="2"/>VCA</text:p>
          </draw:text-box>
        </draw:frame>
        <draw:frame draw:style-name="gr2" draw:text-style-name="P2" draw:layer="layout" svg:width="3.175cm" svg:height="0.962cm" svg:x="12.125cm" svg:y="4.11cm">
          <draw:text-box>
            <text:p>ADSR</text:p>
          </draw:text-box>
        </draw:frame>
        <draw:line draw:style-name="gr4" draw:text-style-name="P4" draw:layer="layout" svg:x1="12.76cm" svg:y1="7.92cm" svg:x2="12.76cm" svg:y2="9.825cm">
          <text:p text:style-name="P3">PITCH</text:p>
          <text:p text:style-name="P3">CV</text:p>
        </draw:line>
        <draw:line draw:style-name="gr4" draw:text-style-name="P4" draw:layer="layout" svg:x1="13.63cm" svg:y1="6.958cm" svg:x2="13.63cm" svg:y2="5.053cm">
          <text:p text:style-name="P3">GATE</text:p>
        </draw:line>
        <draw:line draw:style-name="gr4" draw:text-style-name="P4" draw:layer="layout" svg:x1="15.3cm" svg:y1="10.46cm" svg:x2="17.84cm" svg:y2="10.46cm">
          <text:p text:style-name="P3">VCO</text:p>
          <text:p text:style-name="P3">OUT</text:p>
        </draw:line>
        <draw:line draw:style-name="gr4" draw:text-style-name="P4" draw:layer="layout" svg:x1="15.3cm" svg:y1="4.745cm" svg:x2="17.84cm" svg:y2="4.745cm">
          <text:p text:style-name="P3">MOD</text:p>
        </draw:line>
        <draw:line draw:style-name="gr4" draw:text-style-name="P4" draw:layer="layout" svg:x1="12.758cm" svg:y1="7.903cm" svg:x2="12.758cm" svg:y2="9.808cm">
          <text:p text:style-name="P3">PITCH</text:p>
          <text:p text:style-name="P3">CV</text:p>
        </draw:line>
        <draw:line draw:style-name="gr4" draw:text-style-name="P4" draw:layer="layout" svg:x1="14.03cm" svg:y1="7.92cm" svg:x2="14.03cm" svg:y2="9.825cm">
          <text:p text:style-name="P3">MOD</text:p>
        </draw:line>
        <draw:line draw:style-name="gr4" draw:text-style-name="P4" draw:layer="layout" svg:x1="9.585cm" svg:y1="7.285cm" svg:x2="12.125cm" svg:y2="7.285cm">
          <text:p text:style-name="P3">MOD</text:p>
        </draw:line>
        <draw:line draw:style-name="gr4" draw:text-style-name="P4" draw:layer="layout" svg:x1="20.38cm" svg:y1="7.62cm" svg:x2="22.92cm" svg:y2="7.62cm">
          <text:p text:style-name="P3">OUT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9T19:57:37.326000000</meta:creation-date>
    <meta:editing-duration>PT4M15S</meta:editing-duration>
    <meta:editing-cycles>2</meta:editing-cycles>
    <meta:generator>LibreOffice/7.3.4.2$Windows_X86_64 LibreOffice_project/728fec16bd5f605073805c3c9e7c4212a0120dc5</meta:generator>
    <dc:title>Pencil</dc:title>
    <dc:date>2022-10-19T20:12:32.825000000</dc:date>
    <meta:document-statistic meta:object-count="51"/>
  </office:meta>
</office:document-meta>
</file>